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PHPによる開発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debu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有効にするには</text:p>
                <text:list>
                  <text:list-item>
                    <text:p>php.ini等に以下を追加</text:p>
                    <text:list>
                      <text:list-item>
                        <text:p>display_errors = On</text:p>
                      </text:list-item>
                      <text:list-item>
                        <text:p>error_reporting</text:p>
                      </text:list-item>
                      <text:list-item>
                        <text:p>ini_set('display_errors', 'On');</text:p>
                      </text:list-item>
                      <text:list-item>
                        <text:p>PHP Runtime Configuration</text:p>
                      </text:list-item>
                    </text:list>
                  </text:list-item>
                  <text:list-item>
                    <text:p>php.ini</text:p>
                    <text:list>
                      <text:list-item>
                        <text:p>/etc/php5/cli/php.ini</text:p>
                      </text:list-item>
                      <text:list-item>
                        <text:p>/etc/php5/apache2/php.in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XDebu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p_value xdebug.remote_host=192.168.?.?</text:p>
              </text:list-item>
              <text:list-item>
                <text:p>php_value xdebug.remote_port=9000</text:p>
              </text:list-item>
              <text:list-item>
                <text:p>http://example.com/index.php?XDEBUG_SESSION_START=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BGP protocol</text:p>
              </text:list-item>
              <text:list-item>
                <text:p>デバッグ環境</text:p>
                <text:list>
                  <text:list-item>
                    <text:p>KCachegrind</text:p>
                  </text:list-item>
                  <text:list-item>
                    <text:p>Webgrind</text:p>
                  </text:list-item>
                  <text:list-item>
                    <text:p>vim vdebug</text:p>
                  </text:list-item>
                  <text:list-item>
                    <text:p>emacs geben</text:p>
                  </text:list-item>
                  <text:list-item>
                    <text:p>atom codebug</text:p>
                  </text:list-item>
                </text:list>
              </text:list-item>
              <text:list-item>
                <text:p>XDEBUG_SESSION_START=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s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space</text:p>
                <text:list>
                  <text:list-item>
                    <text:p>psr-0</text:p>
                  </text:list-item>
                  <text:list-item>
                    <text:p>psr-4</text:p>
                  </text:list-item>
                  <text:list-item>
                    <text:p>php-fig</text:p>
                  </text:list-item>
                </text:list>
              </text:list-item>
              <text:list-item>
                <text:p>composer.json</text:p>
                <text:list>
                  <text:list-item>
                    <text:p>“require”</text:p>
                  </text:list-item>
                  <text:list-item>
                    <text:p>“require-dev”</text:p>
                    <text:list>
                      <text:list-item>
                        <text:p>production番には含めないライブラリ群</text:p>
                      </text:list-item>
                    </text:list>
                  </text:list-item>
                  <text:list-item>
                    <text:p>“autoload”: {</text:p>
                    <text:list>
                      <text:list-item>
                        <text:p>“psr-4”: {“Acme\\”: “src/”}</text:p>
                      </text:list-item>
                    </text:list>
                  </text:list-item>
                  <text:list-item>
                    <text:p>}</text:p>
                  </text:list-item>
                  <text:list-item>
                    <text:p>Acme name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vendor/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, package等のinstall先</text:p>
              </text:list-item>
              <text:list-item>
                <text:p>通常は .gitignoreに追加され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vendor/autoload.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ndor/autoload.php</text:p>
                <text:list>
                  <text:list-item>
                    <text:p>fake loader</text:p>
                  </text:list-item>
                  <text:list-item>
                    <text:p>実際は以下が読み込まれる</text:p>
                    <text:list>
                      <text:list-item>
                        <text:p>composer/autoload_real.php</text:p>
                      </text:list-item>
                      <text:list-item>
                        <text:p>composer/autoload_namespaces.php</text:p>
                      </text:list-item>
                      <text:list-item>
                        <text:p>autoload_namespace.phpの図を張る</text:p>
                      </text:list-item>
                      <text:list-item>
                        <text:p/>
                      </text:list-item>
                      <text:list-item>
                        <text:p>$vendorDir = dirname(dirname(__FILE__));</text:p>
                        <text:list>
                          <text:list-item>
                            <text:p>/home/user/va/www/REST/vendor</text:p>
                          </text:list-item>
                        </text:list>
                      </text:list-item>
                      <text:list-item>
                        <text:p>$baseDir = dirname($vendorDir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Un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PUnit_Framework_TestCase</text:p>
                <text:list>
                  <text:list-item>
                    <text:p>Assert</text:p>
                  </text:list-item>
                </text:list>
              </text:list-item>
              <text:list-item>
                <text:p>setUp()</text:p>
              </text:list-item>
              <text:list-item>
                <text:p>tearDown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HPUn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punit --bootstrap src/autoload.php tests/MoneyTest</text:p>
                <text:list>
                  <text:list-item>
                    <text:p>--bootstrap</text:p>
                    <text:list>
                      <text:list-item>
                        <text:p>testを実行する前に必要なクラスを読み込む</text:p>
                      </text:list-item>
                    </text:list>
                  </text:list-item>
                </text:list>
              </text:list-item>
              <text:list-item>
                <text:p>実行結果</text:p>
                <text:list>
                  <text:list-item>
                    <text:p>. sources</text:p>
                  </text:list-item>
                  <text:list-item>
                    <text:p>F failure</text:p>
                  </text:list-item>
                  <text:list-item>
                    <text:p>I incomplete</text:p>
                  </text:list-item>
                  <text:list-item>
                    <text:p>S ski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STfu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im</text:p>
                <text:list>
                  <text:list-item>
                    <text:p>sinatra likeなmicro framework</text:p>
                  </text:list-item>
                  <text:list-item>
                    <text:p>index.phpがfront-controllerになっている</text:p>
                  </text:list-item>
                </text:list>
              </text:list-item>
              <text:list-item>
                <text:p>状態をもたない</text:p>
              </text:list-item>
              <text:list-item>
                <text:p>login管理は？</text:p>
                <text:list>
                  <text:list-item>
                    <text:p>HMAC</text:p>
                  </text:list-item>
                  <text:list-item>
                    <text:p>BASIC認証</text:p>
                  </text:list-item>
                  <text:list-item>
                    <text:p>OAuth</text:p>
                  </text:list-item>
                  <text:list-item>
                    <text:p>Amazon S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2:27:14.192328973</meta:creation-date>
    <dc:date>2015-11-25T10:05:57.274901169</dc:date>
    <meta:editing-duration>PT2H5M20S</meta:editing-duration>
    <meta:editing-cycles>38</meta:editing-cycles>
    <meta:generator>LibreOffice/4.2.8.2$Linux_X86_64 LibreOffice_project/420m0$Build-2</meta:generator>
    <meta:document-statistic meta:object-count="61"/>
  </office:meta>
</office:document-meta>
</file>